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paragraph-rsid="001e5eb7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paragraph-rsid="001f8532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normal" officeooo:rsid="0020f847" officeooo:paragraph-rsid="0020f847" style:font-size-asian="14pt" style:font-weight-asian="normal" style:font-size-complex="14pt" style:font-weight-complex="normal"/>
    </style:style>
    <style:style style:name="P4" style:family="paragraph" style:parent-style-name="Standard" style:list-style-name="L1">
      <style:text-properties fo:font-size="14pt" fo:font-weight="normal" officeooo:rsid="0020f847" officeooo:paragraph-rsid="0020f847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sans-serif" fo:font-size="12pt" fo:font-weight="normal" officeooo:rsid="001e5eb7" officeooo:paragraph-rsid="001e5eb7" style:font-size-asian="12pt" style:font-weight-asian="normal" style:font-size-complex="12pt" style:font-weight-complex="normal"/>
    </style:style>
    <style:style style:name="P6" style:family="paragraph" style:parent-style-name="Standard">
      <style:text-properties officeooo:paragraph-rsid="0020f847"/>
    </style:style>
    <style:style style:name="P7" style:family="paragraph" style:parent-style-name="Standard">
      <style:text-properties officeooo:rsid="0021d073" officeooo:paragraph-rsid="0021d073"/>
    </style:style>
    <style:style style:name="T1" style:family="text">
      <style:text-properties officeooo:rsid="001e5eb7"/>
    </style:style>
    <style:style style:name="T2" style:family="text">
      <style:text-properties style:font-name="sans-serif" officeooo:rsid="001f8532"/>
    </style:style>
    <style:style style:name="T3" style:family="text">
      <style:text-properties style:text-position="super 58%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14pt" fo:font-weight="normal" officeooo:rsid="0020f847" style:font-size-asian="14pt" style:font-weight-asian="normal" style:font-size-complex="14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 </text:span>What is normalization and why it is needed?</text:p>
      <text:p text:style-name="P1"/>
      <text:p text:style-name="P5">Normalisation is a process of organising and storing datas in database without data duplication and also to avoid irrelavant output during insertion, deletion &amp; update.</text:p>
      <text:p text:style-name="P5"/>
      <text:p text:style-name="P5">It is needed to improve the efficiancy of the database.</text:p>
      <text:p text:style-name="P5"/>
      <text:p text:style-name="P2"><text:span text:style-name="T2">2. </text:span>Explain the 3NF with an example.</text:p>
      <text:p text:style-name="P2"/>
      <text:list xml:id="list1012328326" text:style-name="L1">
        <text:list-item>
          <text:p text:style-name="P4">To be in 3<text:span text:style-name="T3">rd</text:span> normal form the table must be in 2<text:span text:style-name="T3">nd</text:span> normal form.</text:p>
        </text:list-item>
        <text:list-item>
          <text:p text:style-name="P4">The non-prime attributes should not have transitional dependency on any super key. If any thing exist we need to seperate the table and remove the transitional dependency.</text:p>
        </text:list-item>
      </text:list>
      <text:p text:style-name="P3"><text:tab/></text:p>
      <text:p text:style-name="P6"><text:span text:style-name="T5"><text:tab/>id <text:s text:c="10"/>Course <text:s text:c="20"/>fees</text:span></text:p>
      <text:p text:style-name="P6"><text:span text:style-name="T5"><text:tab/>1 <text:s text:c="11"/>java-backend <text:s text:c="8"/>300000</text:span></text:p>
      <text:p text:style-name="P6"><text:span text:style-name="T5"><text:tab/>2 <text:s text:c="10"/>MERN <text:s text:c="19"/>200000</text:span></text:p>
      <text:p text:style-name="P6"><text:span text:style-name="T5"><text:tab/>3 <text:s text:c="11"/>JAVA <text:tab/><text:tab/> <text:s text:c="3"/>250000</text:span></text:p>
      <text:p text:style-name="P6"><text:span text:style-name="T5"/></text:p>
      <text:p text:style-name="P7"><text:span text:style-name="T5">h</text:span><text:span text:style-name="T4">ere, it is in 1NF &amp; 2NF because it is unique and non primary in fully dependent on id. But fees is dependent on course so it is not 3nf.</text:span></text:p>
      <text:p text:style-name="P7"><text:span text:style-name="T4"/></text:p>
      <text:p text:style-name="P7"><text:span text:style-name="T4">So we need to split the table into tw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7T19:10:04.928058601</meta:creation-date>
    <dc:date>2022-04-07T19:24:14.595424353</dc:date>
    <meta:editing-duration>PT14M9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13" meta:word-count="145" meta:character-count="876" meta:non-whitespace-character-count="645"/>
  </office:meta>
</office:document-meta>
</file>